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7d" officeooo:paragraph-rsid="000c1e7d"/>
    </style:style>
    <style:style style:name="P2" style:family="paragraph" style:parent-style-name="Standard">
      <style:text-properties officeooo:rsid="000d86df" officeooo:paragraph-rsid="000d8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ook more into gdb; steps</text:p>
      <text:p text:style-name="P2">2. valgrind: It looks like it shows things like memory allocation and things. Good for memory leak detection.</text:p>
      <text:p text:style-name="P2">3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07:35:33.367898083</meta:creation-date>
    <meta:generator>LibreOffice/7.0.4.2$Linux_X86_64 LibreOffice_project/00$Build-2</meta:generator>
    <dc:date>2021-11-30T08:00:25.101473433</dc:date>
    <meta:editing-duration>PT14M41S</meta:editing-duration>
    <meta:editing-cycles>2</meta:editing-cycles>
    <meta:document-statistic meta:table-count="0" meta:image-count="0" meta:object-count="0" meta:page-count="1" meta:paragraph-count="3" meta:word-count="25" meta:character-count="140" meta:non-whitespace-character-count="117"/>
  </office:meta>
</office:document-meta>
</file>